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edcc6" draw:textarea-horizontal-align="justify" draw:textarea-vertical-align="middle" draw:auto-grow-height="false" fo:min-height="2.544cm" fo:min-width="3.564cm"/>
    </style:style>
    <style:style style:name="gr2" style:family="graphic" style:parent-style-name="standard">
      <style:graphic-properties draw:fill-color="#bce4e5" draw:textarea-horizontal-align="justify" draw:textarea-vertical-align="middle" draw:auto-grow-height="false" fo:min-height="8.259cm" fo:min-width="9.66cm"/>
    </style:style>
    <style:style style:name="gr3" style:family="graphic" style:parent-style-name="standard">
      <style:graphic-properties draw:fill-color="#faa61a" draw:textarea-horizontal-align="justify" draw:textarea-vertical-align="middle" draw:auto-grow-height="false" fo:min-height="7.243cm" fo:min-width="6.993cm"/>
    </style:style>
    <style:style style:name="gr4" style:family="graphic" style:parent-style-name="standard">
      <style:graphic-properties draw:fill-color="#adc5e7" draw:textarea-horizontal-align="justify" draw:textarea-vertical-align="middle" draw:auto-grow-height="false" fo:min-height="0.789cm" fo:min-width="0.661cm"/>
    </style:style>
    <style:style style:name="gr5" style:family="graphic" style:parent-style-name="standard">
      <style:graphic-properties draw:fill-color="#adc5e7" draw:textarea-horizontal-align="justify" draw:textarea-vertical-align="middle" draw:auto-grow-height="false" fo:min-height="0.788cm" fo:min-width="0.659cm"/>
    </style:style>
    <style:style style:name="gr6" style:family="graphic" style:parent-style-name="standard">
      <style:graphic-properties draw:fill-color="#adc5e7" draw:textarea-horizontal-align="justify" draw:textarea-vertical-align="middle" draw:auto-grow-height="false" fo:min-height="0.79cm" fo:min-width="0.658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791cm" fo:min-width="0.658cm"/>
    </style:style>
    <style:style style:name="gr8" style:family="graphic" style:parent-style-name="standard">
      <style:graphic-properties draw:fill-color="#bce4e5" draw:textarea-horizontal-align="justify" draw:textarea-vertical-align="middle" draw:auto-grow-height="false" fo:min-height="0.791cm" fo:min-width="0.65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edcc6"/>
      <style:paragraph-properties fo:text-align="center"/>
    </style:style>
    <style:style style:name="P2" style:family="paragraph">
      <loext:graphic-properties draw:fill-color="#bce4e5"/>
      <style:paragraph-properties fo:text-align="center"/>
    </style:style>
    <style:style style:name="P3" style:family="paragraph">
      <loext:graphic-properties draw:fill-color="#faa61a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adc5e7"/>
      <style:paragraph-properties fo:text-align="center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2.794cm" svg:x="6.842cm" svg:y="10.0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cm" svg:height="8.509cm" svg:x="9.636cm" svg:y="1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493cm" svg:height="7.493cm" svg:x="1.254cm" svg:y="1.2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41cm" svg:height="1.469cm" svg:x="6.432cm" svg:y="1.823cm">
          <text:p text:style-name="P4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639cm" svg:height="1.468cm" svg:x="2.087cm" svg:y="5.202cm">
          <text:p text:style-name="P4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636cm" svg:height="1.47cm" svg:x="6.583cm" svg:y="5.109cm">
          <text:p text:style-name="P4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638cm" svg:height="1.471cm" svg:x="3.953cm" svg:y="7.043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41cm" svg:height="1.469cm" svg:x="1.832cm" svg:y="2.023cm">
          <text:p text:style-name="P4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41cm" svg:height="1.469cm" svg:x="14.833cm" svg:y="1.723cm">
          <text:p text:style-name="P4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639cm" svg:height="1.468cm" svg:x="10.488cm" svg:y="5.102cm">
          <text:p text:style-name="P4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636cm" svg:height="1.47cm" svg:x="14.984cm" svg:y="5.009cm">
          <text:p text:style-name="P4">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638cm" svg:height="1.471cm" svg:x="15.054cm" svg:y="7.943cm">
          <text:p text:style-name="P4">K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41cm" svg:height="1.469cm" svg:x="10.233cm" svg:y="1.923cm">
          <text:p text:style-name="P4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638cm" svg:height="1.471cm" svg:x="8.112cm" svg:y="10.525cm">
          <text:p text:style-name="P4">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3.413cm" svg:y1="2.651cm" svg:x2="6.842cm" svg:y2="2.651cm">
          <text:p/>
        </draw:line>
        <draw:line draw:style-name="gr9" draw:text-style-name="P7" draw:layer="layout" svg:x1="2.651cm" svg:y1="3.54cm" svg:x2="2.778cm" svg:y2="5.445cm">
          <text:p/>
        </draw:line>
        <draw:line draw:style-name="gr9" draw:text-style-name="P7" draw:layer="layout" svg:x1="3.159cm" svg:y1="3.286cm" svg:x2="6.969cm" svg:y2="5.445cm">
          <text:p/>
        </draw:line>
        <draw:line draw:style-name="gr9" draw:text-style-name="P7" draw:layer="layout" svg:x1="6.842cm" svg:y1="6.334cm" svg:x2="5.318cm" svg:y2="7.604cm">
          <text:p/>
        </draw:line>
        <draw:line draw:style-name="gr9" draw:text-style-name="P7" draw:layer="layout" svg:x1="3.286cm" svg:y1="6.461cm" svg:x2="4.429cm" svg:y2="7.35cm">
          <text:p/>
        </draw:line>
        <draw:line draw:style-name="gr9" draw:text-style-name="P7" draw:layer="layout" svg:x1="11.668cm" svg:y1="3.286cm" svg:x2="15.478cm" svg:y2="8.239cm">
          <text:p/>
        </draw:line>
        <draw:line draw:style-name="gr9" draw:text-style-name="P7" draw:layer="layout" svg:x1="15.097cm" svg:y1="2.905cm" svg:x2="11.922cm" svg:y2="5.699cm">
          <text:p/>
        </draw:line>
        <draw:line draw:style-name="gr9" draw:text-style-name="P7" draw:layer="layout" svg:x1="15.605cm" svg:y1="3.159cm" svg:x2="15.732cm" svg:y2="5.191cm">
          <text:p/>
        </draw:line>
        <draw:line draw:style-name="gr9" draw:text-style-name="P7" draw:layer="layout" svg:x1="15.732cm" svg:y1="6.334cm" svg:x2="15.859cm" svg:y2="8.2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1T14:06:04.100626163</meta:creation-date>
    <dc:date>2021-08-25T13:25:48.938976996</dc:date>
    <meta:editing-duration>PT14M36S</meta:editing-duration>
    <meta:editing-cycles>5</meta:editing-cycles>
    <meta:generator>LibreOffice/6.0.7.3$Linux_X86_64 LibreOffice_project/00m0$Build-3</meta:generator>
    <meta:document-statistic meta:object-count="23"/>
  </office:meta>
</office:document-meta>
</file>